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18a36" officeooo:paragraph-rsid="00118a36"/>
    </style:style>
    <style:style style:name="P2" style:family="paragraph" style:parent-style-name="Text_20_body">
      <style:text-properties officeooo:paragraph-rsid="00118a36"/>
    </style:style>
    <style:style style:name="P3" style:family="paragraph" style:parent-style-name="Heading_20_2">
      <style:text-properties officeooo:rsid="00167b69" officeooo:paragraph-rsid="00167b69"/>
    </style:style>
    <style:style style:name="P4" style:family="paragraph" style:parent-style-name="Text_20_body">
      <style:text-properties officeooo:rsid="0013602a" officeooo:paragraph-rsid="0013602a"/>
    </style:style>
    <style:style style:name="P5" style:family="paragraph" style:parent-style-name="Heading_20_3">
      <style:text-properties officeooo:rsid="00179081" officeooo:paragraph-rsid="00179081"/>
    </style:style>
    <style:style style:name="P6" style:family="paragraph" style:parent-style-name="Text_20_body">
      <style:text-properties officeooo:paragraph-rsid="00179081"/>
    </style:style>
    <style:style style:name="P7" style:family="paragraph" style:parent-style-name="Text_20_body">
      <style:text-properties officeooo:rsid="00194302" officeooo:paragraph-rsid="00194302"/>
    </style:style>
    <style:style style:name="P8" style:family="paragraph" style:parent-style-name="Text_20_body">
      <style:paragraph-properties style:writing-mode="lr-tb"/>
      <style:text-properties officeooo:rsid="001a24b7" officeooo:paragraph-rsid="001a24b7"/>
    </style:style>
    <style:style style:name="P9" style:family="paragraph" style:parent-style-name="Text_20_body">
      <style:text-properties officeooo:rsid="001a8d37" officeooo:paragraph-rsid="001a8d37"/>
    </style:style>
    <style:style style:name="P10" style:family="paragraph" style:parent-style-name="Text_20_body">
      <style:text-properties officeooo:rsid="00194302" officeooo:paragraph-rsid="001a8d37"/>
    </style:style>
    <style:style style:name="P11" style:family="paragraph" style:parent-style-name="Text_20_body">
      <style:text-properties officeooo:rsid="00179081" officeooo:paragraph-rsid="00179081"/>
    </style:style>
    <style:style style:name="T1" style:family="text">
      <style:text-properties officeooo:rsid="00194302"/>
    </style:style>
    <style:style style:name="T2" style:family="text">
      <style:text-properties officeooo:rsid="00179081"/>
    </style:style>
    <style:style style:name="T3" style:family="text">
      <style:text-properties fo:font-family="'DejaVu Sans Mono'" style:font-family-generic="modern" style:font-pitch="fixed"/>
    </style:style>
    <style:style style:name="T4" style:family="text">
      <style:text-properties fo:font-family="'DejaVu Sans Mono'" style:font-family-generic="modern" style:font-pitch="fixed" officeooo:rsid="00194302"/>
    </style:style>
    <style:style style:name="T5" style:family="text">
      <style:text-properties officeooo:rsid="00148265"/>
    </style:style>
    <style:style style:name="T6" style:family="text">
      <style:text-properties officeooo:rsid="001a24b7"/>
    </style:style>
    <style:style style:name="T7" style:family="text">
      <style:text-properties fo:font-family="'DejaVu Sans Mono'" style:font-family-generic="modern" style:font-pitch="fixed" officeooo:rsid="00195111"/>
    </style:style>
    <style:style style:name="T8" style:family="text">
      <style:text-properties officeooo:rsid="001a8d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ker cheatsheet</text:h>
      <text:p text:style-name="P2"/>
      <text:h text:style-name="P3" text:outline-level="2">Building images</text:h>
      <text:p text:style-name="P4">Build an image “image<text:span text:style-name="T1">_</text:span>name” out of the local Dockerfile:<text:line-break/><text:line-break/><text:span text:style-name="T2">$</text:span><text:span text:style-name="T3"> docker build -t image</text:span><text:span text:style-name="T4">_</text:span><text:span text:style-name="T3">name .</text:span><text:line-break/><text:line-break/>“-t” == “—tag” <text:s text:c="6"/># Name and optionally a tag in the "name:tag" format<text:line-break/>See more options <text:span text:style-name="T5">with “docker help build”</text:span></text:p>
      <text:p text:style-name="P4"/>
      <text:p text:style-name="P4"/>
      <text:h text:style-name="Heading_20_2" text:outline-level="2">Containers</text:h>
      <text:h text:style-name="P5" text:outline-level="3">Running</text:h>
      <text:p text:style-name="P6"/>
      <text:p text:style-name="P7">Run the <text:span text:style-name="T6">image </text:span>“container-name” in detached mode (“-d”) and map its port 80 to the host’s port 81:<text:line-break/><text:line-break/><text:span text:style-name="T7">$ </text:span><text:span text:style-name="T3">docker run -d -p 8082:8080 container_name</text:span></text:p>
      <text:p text:style-name="P7"/>
      <text:p text:style-name="P8">Run the image “nginx” in detached mode (“-d”) and randomly map its ports to <text:span text:style-name="T8">any available</text:span> ports of the host (“-P”):<text:line-break/><text:line-break/>$ docker run -d -P nginx</text:p>
      <text:p text:style-name="P7"/>
      <text:h text:style-name="Heading_20_3" text:outline-level="3">Logs</text:h>
      <text:p text:style-name="P9">Follow the logs of the container with id xxx:<text:line-break/><text:line-break/><text:span text:style-name="T3">$ docker container logs xxx -f</text:span></text:p>
      <text:p text:style-name="P9"/>
      <text:p text:style-name="P10"/>
      <text:p text:style-name="P7"/>
      <text:p text:style-name="P6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15:48:15.103842701</meta:creation-date>
    <dc:date>2026-01-27T16:10:49.479256976</dc:date>
    <meta:editing-duration>PT22M30S</meta:editing-duration>
    <meta:editing-cycles>12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9" meta:word-count="110" meta:character-count="618" meta:non-whitespace-character-count="507"/>
  </office:meta>
</office:document-meta>
</file>